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/>
    <style:font-face style:name="Liberation Sans1" svg:font-family="'Liberation Sans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Text_20_body">
      <style:text-properties officeooo:rsid="001fb59a" officeooo:paragraph-rsid="001fb59a"/>
    </style:style>
    <style:style style:name="P2" style:family="paragraph" style:parent-style-name="Text_20_body">
      <style:text-properties officeooo:rsid="0028c567" officeooo:paragraph-rsid="0028c567"/>
    </style:style>
    <style:style style:name="P3" style:family="paragraph" style:parent-style-name="Text_20_body">
      <style:text-properties officeooo:rsid="002ac011" officeooo:paragraph-rsid="002ac011"/>
    </style:style>
    <style:style style:name="P4" style:family="paragraph" style:parent-style-name="Text_20_body">
      <style:text-properties officeooo:rsid="002d390d" officeooo:paragraph-rsid="002d390d"/>
    </style:style>
    <style:style style:name="P5" style:family="paragraph" style:parent-style-name="Text_20_body">
      <style:text-properties officeooo:rsid="002d390d" officeooo:paragraph-rsid="002f9441"/>
    </style:style>
    <style:style style:name="P6" style:family="paragraph" style:parent-style-name="Text_20_body">
      <style:text-properties officeooo:rsid="002f5b37" officeooo:paragraph-rsid="002f5b37"/>
    </style:style>
    <style:style style:name="P7" style:family="paragraph" style:parent-style-name="Text_20_body">
      <style:text-properties officeooo:rsid="002f9441" officeooo:paragraph-rsid="002f9441"/>
    </style:style>
    <style:style style:name="P8" style:family="paragraph" style:parent-style-name="Text_20_body">
      <style:text-properties fo:font-style="normal" officeooo:rsid="0028c567" officeooo:paragraph-rsid="0028c567" style:font-style-asian="normal" style:font-style-complex="normal"/>
    </style:style>
    <style:style style:name="P9" style:family="paragraph" style:parent-style-name="Text_20_body">
      <style:text-properties fo:font-style="normal" officeooo:rsid="002e8e5f" officeooo:paragraph-rsid="002e8e5f" style:font-style-asian="normal" style:font-style-complex="normal"/>
    </style:style>
    <style:style style:name="P10" style:family="paragraph" style:parent-style-name="Text_20_body">
      <style:text-properties fo:font-style="normal" officeooo:rsid="002e8e5f" officeooo:paragraph-rsid="004960a4" style:font-style-asian="normal" style:font-style-complex="normal"/>
    </style:style>
    <style:style style:name="P11" style:family="paragraph" style:parent-style-name="Text_20_body">
      <style:text-properties fo:font-style="normal" officeooo:rsid="002f5b37" officeooo:paragraph-rsid="002f5b37" style:font-style-asian="normal" style:font-style-complex="normal"/>
    </style:style>
    <style:style style:name="P12" style:family="paragraph" style:parent-style-name="Text_20_body">
      <style:text-properties fo:font-style="normal" officeooo:rsid="002f9441" officeooo:paragraph-rsid="002f9441" style:font-style-asian="normal" style:font-style-complex="normal"/>
    </style:style>
    <style:style style:name="P13" style:family="paragraph" style:parent-style-name="Text_20_body">
      <style:text-properties fo:font-style="normal" officeooo:rsid="00452bb6" officeooo:paragraph-rsid="00452bb6" style:font-style-asian="normal" style:font-style-complex="normal"/>
    </style:style>
    <style:style style:name="P14" style:family="paragraph" style:parent-style-name="Text_20_body">
      <style:text-properties fo:font-style="normal" officeooo:rsid="004960a4" officeooo:paragraph-rsid="004960a4" style:font-style-asian="normal" style:font-style-complex="normal"/>
    </style:style>
    <style:style style:name="P15" style:family="paragraph" style:parent-style-name="Text_20_body">
      <style:text-properties officeooo:rsid="00315afb" officeooo:paragraph-rsid="00315afb"/>
    </style:style>
    <style:style style:name="P16" style:family="paragraph" style:parent-style-name="Text_20_body">
      <style:text-properties officeooo:rsid="0032046d" officeooo:paragraph-rsid="0032046d"/>
    </style:style>
    <style:style style:name="P17" style:family="paragraph" style:parent-style-name="Text_20_body">
      <style:text-properties officeooo:rsid="0033c596" officeooo:paragraph-rsid="0033c596"/>
    </style:style>
    <style:style style:name="P18" style:family="paragraph" style:parent-style-name="Text_20_body">
      <style:text-properties officeooo:rsid="00345546" officeooo:paragraph-rsid="00345546"/>
    </style:style>
    <style:style style:name="P19" style:family="paragraph" style:parent-style-name="Text_20_body">
      <style:text-properties officeooo:rsid="001fb59a" officeooo:paragraph-rsid="0035caea"/>
    </style:style>
    <style:style style:name="P20" style:family="paragraph" style:parent-style-name="Text_20_body">
      <style:text-properties officeooo:rsid="0035caea" officeooo:paragraph-rsid="0035caea"/>
    </style:style>
    <style:style style:name="P21" style:family="paragraph" style:parent-style-name="Text_20_body">
      <style:text-properties officeooo:rsid="003ac435" officeooo:paragraph-rsid="003ac435"/>
    </style:style>
    <style:style style:name="P22" style:family="paragraph" style:parent-style-name="Text_20_body">
      <style:text-properties officeooo:rsid="003ca71f" officeooo:paragraph-rsid="003ca71f"/>
    </style:style>
    <style:style style:name="P23" style:family="paragraph" style:parent-style-name="Text_20_body">
      <style:text-properties officeooo:rsid="003ebad0" officeooo:paragraph-rsid="003ebad0"/>
    </style:style>
    <style:style style:name="P24" style:family="paragraph" style:parent-style-name="Text_20_body">
      <style:text-properties officeooo:paragraph-rsid="003ebad0"/>
    </style:style>
    <style:style style:name="P25" style:family="paragraph" style:parent-style-name="Text_20_body">
      <style:text-properties officeooo:rsid="003f41e3" officeooo:paragraph-rsid="003f41e3"/>
    </style:style>
    <style:style style:name="P26" style:family="paragraph" style:parent-style-name="Text_20_body">
      <style:text-properties officeooo:rsid="0028c567" officeooo:paragraph-rsid="00411b6b"/>
    </style:style>
    <style:style style:name="P27" style:family="paragraph" style:parent-style-name="Text_20_body">
      <style:text-properties officeooo:rsid="00411b6b" officeooo:paragraph-rsid="00411b6b"/>
    </style:style>
    <style:style style:name="P28" style:family="paragraph" style:parent-style-name="Text_20_body">
      <style:text-properties officeooo:rsid="00436aeb" officeooo:paragraph-rsid="00436aeb"/>
    </style:style>
    <style:style style:name="P29" style:family="paragraph" style:parent-style-name="Text_20_body">
      <style:text-properties officeooo:rsid="0044094b" officeooo:paragraph-rsid="0044094b"/>
    </style:style>
    <style:style style:name="P30" style:family="paragraph" style:parent-style-name="Text_20_body">
      <style:text-properties officeooo:rsid="002e8e5f" officeooo:paragraph-rsid="002e8e5f"/>
    </style:style>
    <style:style style:name="P31" style:family="paragraph" style:parent-style-name="Text_20_body">
      <style:text-properties officeooo:rsid="002e8e5f" officeooo:paragraph-rsid="004960a4"/>
    </style:style>
    <style:style style:name="P32" style:family="paragraph" style:parent-style-name="Text_20_body">
      <style:text-properties officeooo:rsid="00459c93" officeooo:paragraph-rsid="00459c93"/>
    </style:style>
    <style:style style:name="P33" style:family="paragraph" style:parent-style-name="Text_20_body">
      <style:text-properties officeooo:rsid="004b3cfc" officeooo:paragraph-rsid="004b3cfc"/>
    </style:style>
    <style:style style:name="P34" style:family="paragraph" style:parent-style-name="Text_20_body">
      <style:text-properties officeooo:rsid="002f9441" officeooo:paragraph-rsid="004c52f0"/>
    </style:style>
    <style:style style:name="P35" style:family="paragraph" style:parent-style-name="Text_20_body">
      <style:text-properties officeooo:rsid="004c52f0" officeooo:paragraph-rsid="004c52f0"/>
    </style:style>
    <style:style style:name="P36" style:family="paragraph" style:parent-style-name="Text_20_body">
      <style:text-properties officeooo:rsid="004d6217" officeooo:paragraph-rsid="004d6217"/>
    </style:style>
    <style:style style:name="P37" style:family="paragraph" style:parent-style-name="Heading_20_1">
      <style:text-properties officeooo:rsid="001fb59a" officeooo:paragraph-rsid="001fb59a"/>
    </style:style>
    <style:style style:name="P38" style:family="paragraph" style:parent-style-name="Heading_20_1">
      <style:text-properties officeooo:rsid="0021bd33" officeooo:paragraph-rsid="0021bd33"/>
    </style:style>
    <style:style style:name="P39" style:family="paragraph" style:parent-style-name="Heading_20_1">
      <style:text-properties officeooo:rsid="0023d8aa" officeooo:paragraph-rsid="0023d8aa"/>
    </style:style>
    <style:style style:name="P40" style:family="paragraph" style:parent-style-name="Heading_20_1">
      <style:text-properties officeooo:rsid="0027f2d9" officeooo:paragraph-rsid="0027f2d9"/>
    </style:style>
    <style:style style:name="P41" style:family="paragraph" style:parent-style-name="Heading_20_1">
      <style:text-properties officeooo:rsid="0027f2d9" officeooo:paragraph-rsid="0028c567"/>
    </style:style>
    <style:style style:name="P42" style:family="paragraph" style:parent-style-name="Heading_20_1">
      <style:text-properties officeooo:rsid="0028c567" officeooo:paragraph-rsid="0028c567"/>
    </style:style>
    <style:style style:name="P43" style:family="paragraph" style:parent-style-name="Heading_20_1">
      <style:text-properties fo:font-style="normal" officeooo:rsid="002ac011" officeooo:paragraph-rsid="002ac011" style:font-style-asian="normal" style:font-style-complex="normal"/>
    </style:style>
    <style:style style:name="P44" style:family="paragraph" style:parent-style-name="Heading_20_1">
      <style:text-properties fo:font-style="normal" officeooo:rsid="002d390d" officeooo:paragraph-rsid="002d390d" style:font-style-asian="normal" style:font-style-complex="normal"/>
    </style:style>
    <style:style style:name="P45" style:family="paragraph" style:parent-style-name="Heading_20_1">
      <style:text-properties fo:font-style="normal" officeooo:rsid="002e8e5f" officeooo:paragraph-rsid="002e8e5f" style:font-style-asian="normal" style:font-style-complex="normal"/>
    </style:style>
    <style:style style:name="P46" style:family="paragraph" style:parent-style-name="Heading_20_1">
      <style:text-properties fo:font-style="normal" officeooo:rsid="002f9441" officeooo:paragraph-rsid="002f9441" style:font-style-asian="normal" style:font-style-complex="normal"/>
    </style:style>
    <style:style style:name="P47" style:family="paragraph" style:parent-style-name="Heading_20_1">
      <style:text-properties fo:font-style="normal" officeooo:rsid="0045e48e" officeooo:paragraph-rsid="0045e48e" style:font-style-asian="normal" style:font-style-complex="normal"/>
    </style:style>
    <style:style style:name="P48" style:family="paragraph" style:parent-style-name="Heading_20_1">
      <style:text-properties fo:font-style="normal" officeooo:rsid="004c52f0" officeooo:paragraph-rsid="004c52f0" style:font-style-asian="normal" style:font-style-complex="normal"/>
    </style:style>
    <style:style style:name="P49" style:family="paragraph" style:parent-style-name="Heading_20_1">
      <style:text-properties officeooo:rsid="002ac011" officeooo:paragraph-rsid="002d390d"/>
    </style:style>
    <style:style style:name="P50" style:family="paragraph" style:parent-style-name="Heading_20_1">
      <style:text-properties officeooo:rsid="00315afb" officeooo:paragraph-rsid="00315afb"/>
    </style:style>
    <style:style style:name="P51" style:family="paragraph" style:parent-style-name="Heading_20_1">
      <style:text-properties officeooo:rsid="0032046d" officeooo:paragraph-rsid="0032046d"/>
    </style:style>
    <style:style style:name="P52" style:family="paragraph" style:parent-style-name="Heading_20_1">
      <style:text-properties officeooo:paragraph-rsid="00345546"/>
    </style:style>
    <style:style style:name="P53" style:family="paragraph" style:parent-style-name="Heading_20_1">
      <style:text-properties officeooo:rsid="00345546" officeooo:paragraph-rsid="00345546"/>
    </style:style>
    <style:style style:name="P54" style:family="paragraph" style:parent-style-name="Heading_20_1">
      <style:text-properties officeooo:rsid="003ebad0" officeooo:paragraph-rsid="003ebad0"/>
    </style:style>
    <style:style style:name="P55" style:family="paragraph" style:parent-style-name="Heading_20_1">
      <style:text-properties officeooo:rsid="004960a4" officeooo:paragraph-rsid="004960a4"/>
    </style:style>
    <style:style style:name="P56" style:family="paragraph" style:parent-style-name="Heading_20_1">
      <style:text-properties officeooo:paragraph-rsid="004c52f0"/>
    </style:style>
    <style:style style:name="T1" style:family="text">
      <style:text-properties officeooo:rsid="001c9203"/>
    </style:style>
    <style:style style:name="T2" style:family="text">
      <style:text-properties fo:color="#000000" style:font-name="Liberation Sans1"/>
    </style:style>
    <style:style style:name="T3" style:family="text">
      <style:text-properties fo:color="#000000" style:font-name="Liberation Serif"/>
    </style:style>
    <style:style style:name="T4" style:family="text">
      <style:text-properties fo:color="#000000" style:font-name="Liberation Serif" officeooo:rsid="001fb59a"/>
    </style:style>
    <style:style style:name="T5" style:family="text">
      <style:text-properties fo:color="#000000" style:font-name="Liberation Serif" fo:font-style="normal" officeooo:rsid="001fb59a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7f2d9" style:font-style-asian="normal" style:font-style-complex="normal"/>
    </style:style>
    <style:style style:name="T9" style:family="text">
      <style:text-properties fo:font-style="normal" officeooo:rsid="002ac011" style:font-style-asian="normal" style:font-style-complex="normal"/>
    </style:style>
    <style:style style:name="T10" style:family="text">
      <style:text-properties fo:font-style="normal" officeooo:rsid="002d390d" style:font-style-asian="normal" style:font-style-complex="normal"/>
    </style:style>
    <style:style style:name="T11" style:family="text">
      <style:text-properties fo:font-style="normal" officeooo:rsid="002e8e5f" style:font-style-asian="normal" style:font-style-complex="normal"/>
    </style:style>
    <style:style style:name="T12" style:family="text">
      <style:text-properties fo:font-style="normal" officeooo:rsid="002f9441" style:font-style-asian="normal" style:font-style-complex="normal"/>
    </style:style>
    <style:style style:name="T13" style:family="text">
      <style:text-properties fo:font-style="normal" officeooo:rsid="0035caea" style:font-style-asian="normal" style:font-style-complex="normal"/>
    </style:style>
    <style:style style:name="T14" style:family="text">
      <style:text-properties fo:font-style="normal" officeooo:rsid="0037adba" style:font-style-asian="normal" style:font-style-complex="normal"/>
    </style:style>
    <style:style style:name="T15" style:family="text">
      <style:text-properties fo:font-style="normal" officeooo:rsid="003dd21e" style:font-style-asian="normal" style:font-style-complex="normal"/>
    </style:style>
    <style:style style:name="T16" style:family="text">
      <style:text-properties fo:font-style="normal" officeooo:rsid="004214ab" style:font-style-asian="normal" style:font-style-complex="normal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officeooo:rsid="001c9203"/>
    </style:style>
    <style:style style:name="T19" style:family="text">
      <style:text-properties style:font-name="Liberation Serif" fo:font-style="normal" style:font-style-asian="normal" style:font-style-complex="normal"/>
    </style:style>
    <style:style style:name="T20" style:family="text">
      <style:text-properties style:font-name="Liberation Serif" fo:font-style="normal" officeooo:rsid="001c9203" style:font-style-asian="normal" style:font-style-complex="normal"/>
    </style:style>
    <style:style style:name="T21" style:family="text">
      <style:text-properties style:font-name="Liberation Serif" officeooo:rsid="003995d3"/>
    </style:style>
    <style:style style:name="T22" style:family="text">
      <style:text-properties officeooo:rsid="0028c567"/>
    </style:style>
    <style:style style:name="T23" style:family="text">
      <style:text-properties officeooo:rsid="00345546"/>
    </style:style>
    <style:style style:name="T24" style:family="text">
      <style:text-properties officeooo:rsid="003ac435"/>
    </style:style>
    <style:style style:name="T25" style:family="text">
      <style:text-properties officeooo:rsid="0021bd33"/>
    </style:style>
    <style:style style:name="T26" style:family="text">
      <style:text-properties officeooo:rsid="002e8e5f"/>
    </style:style>
    <style:style style:name="T27" style:family="text">
      <style:text-properties officeooo:rsid="004960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0" text:outline-level="1">Introduction</text:h>
      <text:p text:style-name="P15">Near-Earth environment is complicated. </text:p>
      <text:p text:style-name="P15">As much as possible, don't worry about it. </text:p>
      <text:p text:style-name="P15">Zoom in, intro on just what we need to get through this talk. </text:p>
      <text:h text:style-name="P50" text:outline-level="1">Earth's Magnetic Field</text:h>
      <text:p text:style-name="P15">Everyone imagine a birdcage. Put it on your head. </text:p>
      <text:p text:style-name="P15">You are the Earth. Wires are your magnetic field lines. </text:p>
      <text:p text:style-name="P15">If someone were to slap it... But just in general...</text:p>
      <text:h text:style-name="P50" text:outline-level="1"><text:span text:style-name="T1">Alfv</text:span><text:span text:style-name="T2">é</text:span><text:span text:style-name="T1">n Waves</text:span></text:h>
      <text:p text:style-name="P15">The vibrations in the field lines are called <text:span text:style-name="T18">Alfv</text:span><text:span text:style-name="T4">é</text:span><text:span text:style-name="T18">n </text:span><text:span text:style-name="T17">waves. </text:span></text:p>
      <text:p text:style-name="P15"><text:span text:style-name="T17">Shear moves energy along field lines. Compressional CAN move across. </text:span></text:p>
      <text:p text:style-name="P15"><text:span text:style-name="T17">Just the right size gives you FLR. </text:span></text:p>
      <text:h text:style-name="P50" text:outline-level="1">Harmonic, Polarization, Modenumber</text:h>
      <text:p text:style-name="P16">These are sorta the whole point. </text:p>
      <text:p text:style-name="P16">Jumprope analogy. Compressional vs guided. </text:p>
      <text:p text:style-name="P16">Measurement. E and B is new. With both, phase. </text:p>
      <text:h text:style-name="P51" text:outline-level="1">Pc4s and Giant Pulsations</text:h>
      <text:p text:style-name="P17">Frequencies. Auroral latitudes. </text:p>
      <text:p text:style-name="P17">Interact with trapped energetic particles. </text:p>
      <text:p text:style-name="P17">Pgs a distinctive subset. Quiet midnight, odd poloidal, very clear. </text:p>
      <text:h text:style-name="P53" text:outline-level="1">Model</text:h>
      <text:p text:style-name="P18">Tricky to model – for reasons we'll get into momentarily. </text:p>
      <text:p text:style-name="P18">Mishmash of properties, not connected to one another. </text:p>
      <text:p text:style-name="P18">Build a model. Then shake it. Then compare to data. </text:p>
      <text:h text:style-name="P52" text:outline-level="1"><text:soft-page-break/>“<text:span text:style-name="T23">Tuna Half</text:span>” <text:span text:style-name="T23">Dimensional Grid</text:span></text:h>
      <text:p text:style-name="P1">Ionosphere is demanding. High <text:span text:style-name="T6">m</text:span><text:span text:style-name="T7"> is demanding. </text:span></text:p>
      <text:p text:style-name="P19"><text:span text:style-name="T7">Do those right, neglect </text:span><text:span text:style-name="T14">explicit third dimension</text:span><text:span text:style-name="T7">. </text:span><text:span text:style-name="T14">2D grid but 3D vectors. </text:span></text:p>
      <text:p text:style-name="P20"><text:span text:style-name="T13">I</text:span><text:span text:style-name="T7">onosphere + dipole means gross math. </text:span><text:span text:style-name="T15">INTRODUCE L. </text:span></text:p>
      <text:h text:style-name="P37" text:outline-level="1">Physical Parameter Profiles</text:h>
      <text:p text:style-name="P1">Pedersen, Hall, parallel conductivities from Kelley – tweaked by Bob. </text:p>
      <text:p text:style-name="P1">Density, with plas<text:span text:style-name="T17">masphere → </text:span><text:span text:style-name="T18">Alfv</text:span><text:span text:style-name="T3">é</text:span><text:span text:style-name="T18">n </text:span><text:span text:style-name="T17">speed. </text:span><text:span text:style-name="T21">MULTIPLE RESONANT SHELLS. </text:span></text:p>
      <text:p text:style-name="P1">Four different profiles. </text:p>
      <text:h text:style-name="P37" text:outline-level="1">Driving</text:h>
      <text:p text:style-name="P1"><text:span text:style-name="T24">Compression is traditional. </text:span>Solar wind, dipolarization front. </text:p>
      <text:p text:style-name="P21">At high <text:span text:style-name="T6">m</text:span><text:span text:style-name="T7">, guided. Must be driven in place. </text:span></text:p>
      <text:p text:style-name="P21"><text:span text:style-name="T7">Sym-H Fourier transform. </text:span><text:span text:style-name="T25">Pink noise. 0.01nT → 1 MA → 1e-4 uA/m^2. </text:span></text:p>
      <text:h text:style-name="P38" text:outline-level="1">Maxwell's Equations</text:h>
      <text:p text:style-name="P22">Translate current into <text:span text:style-name="T18">Alfv</text:span><text:span text:style-name="T4">é</text:span><text:span text:style-name="T18">n</text:span><text:span text:style-name="T25"> waves. </text:span></text:p>
      <text:p text:style-name="P22">Faraday's law can plug right in. </text:p>
      <text:p text:style-name="P22">Ampere's law – depends on own future value, sigma not diagonal. </text:p>
      <text:h text:style-name="P39" text:outline-level="1">Coupling to the Atmosphere</text:h>
      <text:p text:style-name="P23">Action is in space, but easiest comparisons are on the ground. </text:p>
      <text:p text:style-name="P23">Insulating atmosphere → Laplace's equation. Solve numerically. </text:p>
      <text:p text:style-name="P23">Conducting Earth → boundary condition. </text:p>
      <text:h text:style-name="P54" text:outline-level="1">Numerical Results</text:h>
      <text:p text:style-name="P25">We take this model, TUNA, and shake it. </text:p>
      <text:p text:style-name="P25">Sinusoidal odd poloidal driving. </text:p>
      <text:p text:style-name="P25">Start with snapshots, then move on to aggregates. </text:p>
      <text:p text:style-name="P24"/>
      <text:h text:style-name="P40" text:outline-level="1"><text:soft-page-break/>Small-<text:span text:style-name="T6">m</text:span><text:span text:style-name="T7"> Snapshots</text:span></text:h>
      <text:p text:style-name="P2">Three columns are... rows are... Earth fits here. </text:p>
      <text:p text:style-name="P26">P &amp; C: vague field-alignment. </text:p>
      <text:p text:style-name="P26">T: sharp. All comparably strong – log scale. </text:p>
      <text:h text:style-name="P41" text:outline-level="1"><text:span text:style-name="T22">Large-</text:span><text:span text:style-name="T6">m</text:span><text:span text:style-name="T7"> Snapshots</text:span></text:h>
      <text:p text:style-name="P27"><text:span text:style-name="T8">S</text:span><text:span text:style-name="T7">ame ionosphere, etc. Just changed </text:span><text:span text:style-name="T6">m</text:span><text:span text:style-name="T7">. </text:span></text:p>
      <text:p text:style-name="P2"><text:span text:style-name="T8">P </text:span><text:span text:style-name="T7">still a bit smeared, T still sharper. </text:span></text:p>
      <text:p text:style-name="P8">Guided P means energy can't move. </text:p>
      <text:h text:style-name="P42" text:outline-level="1"><text:span text:style-name="T7">Poloidal-to-Toroidal Rotation</text:span></text:h>
      <text:p text:style-name="P3"><text:span text:style-name="T16">Remember – d</text:span><text:span text:style-name="T7">riving is purely poloidal. </text:span></text:p>
      <text:p text:style-name="P3"><text:span text:style-name="T7">Radoski in 1974. Curved derivatives. Mann in 1995. </text:span><text:span text:style-name="T20">Alfv</text:span><text:span text:style-name="T5">é</text:span><text:span text:style-name="T20">n </text:span><text:span text:style-name="T19">speed gradient. </text:span></text:p>
      <text:p text:style-name="P3">TUNA – decades more realistic. Perfect ionosphere, initial conditions. </text:p>
      <text:h text:style-name="P43" text:outline-level="1">Dayside Energy</text:h>
      <text:p text:style-name="P28">Rotation is slowest at high <text:span text:style-name="T6">m</text:span><text:span text:style-name="T7">. Escape at low </text:span><text:span text:style-name="T6">m</text:span><text:span text:style-name="T7">. </text:span></text:p>
      <text:p text:style-name="P29"><text:span text:style-name="T7">Guided, but still smeared. </text:span></text:p>
      <text:p text:style-name="P29"><text:span text:style-name="T7">Toroidal is sharp – consistent with observations. Also asymptotically larger. </text:span></text:p>
      <text:h text:style-name="P49" text:outline-level="1"><text:span text:style-name="T10">Nightside</text:span><text:span text:style-name="T7"> Energy</text:span></text:h>
      <text:p text:style-name="P4"><text:span text:style-name="T9">A</text:span><text:span text:style-name="T7">nalogous runs, but more Joule dissipation. </text:span></text:p>
      <text:p text:style-name="P13">Poloidal qualitatively similar. More guided, stronger at large <text:span text:style-name="T6">m</text:span>. </text:p>
      <text:p text:style-name="P13">Toroidal barely exists at large <text:span text:style-name="T6">m</text:span>!</text:p>
      <text:h text:style-name="P44" text:outline-level="1">Ground Signatures</text:h>
      <text:p text:style-name="P30"><text:span text:style-name="T10">1</text:span><text:span text:style-name="T7">4 runs. Active and quiet, north-south and east-west. </text:span></text:p>
      <text:p text:style-name="P32"><text:span text:style-name="T7">Peak </text:span><text:span text:style-name="T6">m</text:span><text:span text:style-name="T7"> – strength, attenuation. </text:span><text:span text:style-name="T11">Peak in latitude. E-W. CW/CCW. </text:span></text:p>
      <text:p text:style-name="P32"><text:span text:style-name="T11">N</text:span><text:span text:style-name="T7">o comment on azimuthal drift, dawn vs dusk. </text:span></text:p>
      <text:h text:style-name="P47" text:outline-level="1"><text:soft-page-break/><text:span text:style-name="T26">Questions for Observation</text:span></text:h>
      <text:p text:style-name="P9">Is Pg distribution distinctive?</text:p>
      <text:p text:style-name="P10">Rotation comparable to oscillation – <text:span text:style-name="T27">poloidal a significant source of toroidal? </text:span></text:p>
      <text:p text:style-name="P14">Dayward shift. </text:p>
      <text:h text:style-name="P55" text:outline-level="1"><text:span text:style-name="T7">Van Allen Probe Results</text:span></text:h>
      <text:p text:style-name="P33">Odd vs even only became clear recently. </text:p>
      <text:p text:style-name="P33">No existing survey meets our needs. </text:p>
      <text:p text:style-name="P31"><text:span text:style-name="T7">Help/micromanaging from John, Aaron, Scott, Sheng. </text:span><text:span text:style-name="T12">Lei, Ian in the loop. </text:span></text:p>
      <text:h text:style-name="P45" text:outline-level="1">Distribution of Usable Data</text:h>
      <text:p text:style-name="P9">1000 days per probe. Double-sampling nightside. </text:p>
      <text:p text:style-name="P9">Normalize by RATE. </text:p>
      <text:p text:style-name="P9">E dot B = 0. Cuts about half. Noon vs pre-noon, post-noon. </text:p>
      <text:h text:style-name="P45" text:outline-level="1">Event Selection</text:h>
      <text:p text:style-name="P6"><text:span text:style-name="T11">R</text:span><text:span text:style-name="T7">unning average for B0. </text:span></text:p>
      <text:p text:style-name="P11">DFT of Bx, etc. Fit Gaussian. Frequency, magnitude, coherence, FWHM. </text:p>
      <text:p text:style-name="P11">Toss if within 3 degrees of equator. </text:p>
      <text:h text:style-name="P46" text:outline-level="1">Distribution of All Events</text:h>
      <text:p text:style-name="P12">About 800 events. Normalized to sampling rate. Note log scale. </text:p>
      <text:p text:style-name="P12">As expected: peak near noon, few at dusk, stragglers at midnight. </text:p>
      <text:p text:style-name="P12">Characterize by polarization, harmonic – this was the whole point. </text:p>
      <text:h text:style-name="P46" text:outline-level="1">Distribution by Mode</text:h>
      <text:p text:style-name="P12">Pc4 vs Pg. Not weird. </text:p>
      <text:p text:style-name="P12">Odd distribution – eyeball, probably. Evens, definitely. </text:p>
      <text:p text:style-name="P12">Mostly odd toroidal is weird. Cause unclear. </text:p>
      <text:p text:style-name="P12"/>
      <text:h text:style-name="P48" text:outline-level="1"><text:soft-page-break/>Events by Phase</text:h>
      <text:p text:style-name="P35">In addition to comparing to numerical results, new observational result!</text:p>
      <text:p text:style-name="P36">Phase gives (harmonic and) lifetime. </text:p>
      <text:p text:style-name="P36">Far from 90, unlikely to observe. Odd more tolerant, at least near the equator. </text:p>
      <text:h text:style-name="P56" text:outline-level="1"><text:span text:style-name="T12">Summary and Conclusions</text:span></text:h>
      <text:p text:style-name="P34"><text:span text:style-name="T12">P</text:span><text:span text:style-name="T7">ast work – Pc4s are important for moving energy. Mishmash of properties. </text:span></text:p>
      <text:p text:style-name="P5"><text:span text:style-name="T9">* </text:span><text:span text:style-name="T12">Toroidal sharp frequency in L.</text:span></text:p>
      <text:p text:style-name="P12">* Poloidal compressional at low m.</text:p>
      <text:p text:style-name="P12">* High m attenuated by atmosphere.</text:p>
      <text:p text:style-name="P12">* Giant pulsations have so-and-so properties.</text:p>
      <text:p text:style-name="P12">TUNA can model them. Track harmonic, polarization at large m. </text:p>
      <text:p text:style-name="P12">Ionosphere, plasmasphere are important. Do them right. Simplify 3D. </text:p>
      <text:p text:style-name="P12">* m=16 to 32 makes sense. Sweet spot between guided and attenuated.</text:p>
      <text:p text:style-name="P12">* Toroidal are sharp. Poloidal always a bit smeared.</text:p>
      <text:p text:style-name="P12">* P-to-T rotation comparable to oscillation. Nightside – also to dissipation.</text:p>
      <text:p text:style-name="P12">Compare results to RBSP. Had to do our own survey. </text:p>
      <text:p text:style-name="P7">* Broad agreement with past work, then goes deeper. </text:p>
      <text:p text:style-name="P12">* Pg distribution matches that of odd poloidal Pc4 overall.</text:p>
      <text:p text:style-name="P12">* Even poloidal matches even toroidal, with dayward skew. Odd too.</text:p>
      <text:p text:style-name="P12">Some questions:<text:line-break/>* Numerically, how are even waves different?</text:p>
      <text:p text:style-name="P12">* Dawn and dusk flanks.</text:p>
      <text:p text:style-name="P12">* Why are toroidal waves so odd?</text:p>
      <text:p text:style-name="P12">Using a bunch of previously-unconnected properties to put each other in contex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roman"/>
    <style:font-face style:name="Liberation Sans1" svg:font-family="'Liberation Sans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0%"/>
      <style:text-properties fo:font-size="15pt" officeooo:rsid="001d2dd3" style:font-size-asian="15pt" style:font-size-complex="15pt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in" fo:margin-right="0in" fo:margin-top="0in" fo:margin-bottom="0.1965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in" fo:margin-right="0in" fo:margin-top="0in" fo:margin-bottom="0.1575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in" fo:margin-right="0in" fo:margin-top="0in" fo:margin-bottom="0.1181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in" fo:margin-right="0in" fo:margin-top="0in" fo:margin-bottom="0.0783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in" fo:margin-bottom="0.1965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in" fo:margin-bottom="0.1575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in" fo:margin-bottom="0.1181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in" fo:margin-bottom="0.0783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es McEachern</meta:initial-creator>
    <meta:creation-date>2016-04-18T18:03:39.551161924</meta:creation-date>
    <meta:printed-by>Charles McEachern</meta:printed-by>
    <meta:print-date>2016-04-18T18:04:49.943386818</meta:print-date>
    <dc:date>2016-04-22T11:54:53.141307200</dc:date>
    <dc:creator>Charles McEachern</dc:creator>
    <meta:editing-duration>PT17H7M46S</meta:editing-duration>
    <meta:editing-cycles>48</meta:editing-cycles>
    <meta:generator>LibreOffice/4.2.8.2$Linux_X86_64 LibreOffice_project/420$Build-2</meta:generator>
    <meta:document-statistic meta:table-count="0" meta:image-count="0" meta:object-count="0" meta:page-count="5" meta:paragraph-count="119" meta:word-count="804" meta:character-count="5231" meta:non-whitespace-character-count="4456"/>
  </office:meta>
</office:document-meta>
</file>